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8" style:family="paragraph" style:parent-style-name="Standard">
      <style:text-properties fo:font-size="15pt" style:font-size-asian="15pt" style:font-size-complex="15pt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24" style:family="paragraph" style:parent-style-name="Standard">
      <style:text-properties fo:font-size="14.5pt" style:font-size-asian="14.5pt" style:font-size-complex="14.5pt"/>
    </style:style>
    <style:style style:name="P25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26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3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fo:font-size="14.5pt" style:font-size-asian="14.5pt" style:font-size-complex="14.5pt"/>
    </style:style>
    <style:style style:name="T12" style:family="text">
      <style:text-properties style:text-position="super 58%"/>
    </style:style>
    <style:style style:name="T13" style:family="text">
      <style:text-properties style:text-position="super 58%" fo:font-size="14.5pt" style:font-size-asian="14.5pt" style:font-size-complex="14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8"><text:soft-page-break/><text:span text:style-name="T7">Wed Oct 31, 2018 </text:span><text:span text:style-name="T8">4.2 miles</text:span></text:p>
      <text:p text:style-name="P20">Warmup: <text:span text:style-name="T3">1 mile in 9:45 </text:span></text:p>
      <text:p text:style-name="P21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2">My times: 3:50, 3:46, 3:42, 3:37 </text:p>
      <text:p text:style-name="P22">My average pace for the last interval was 7:36/mile.</text:p>
      <text:p text:style-name="P18"><text:span text:style-name="T8">Warmdown: </text:span><text:span text:style-name="T7">0.8 mile jog</text:span> </text:p>
      <text:p text:style-name="P18"/>
      <text:p text:style-name="P1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7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up:</text:span> <text:s/>1.25 miles at various paces and rest a few minutes</text:p>
      <text:p text:style-name="P16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24">Mon July 29, 2019 <text:span text:style-name="T2">4.3 miles</text:span></text:p>
      <text:p text:style-name="P24">I ran with our running group on the Greendale Cemetery 510 meter loop.</text:p>
      <text:p text:style-name="P25">Warmup: <text:span text:style-name="T3">1.3 miles</text:span></text:p>
      <text:p text:style-name="P25">Run: <text:span text:style-name="T3">1 x 200m (54s mainly downhill) and jog 300m</text:span></text:p>
      <text:p text:style-name="P26">5 x 510m with about a 300m jog between the runs</text:p>
      <text:p text:style-name="P26">My times: 2:34, 2:34, 2:29, 2:30, 2:21</text:p>
      <text:p text:style-name="P25">Warm down:<text:span text:style-name="T3"> 510m jog</text:span></text:p>
      <text:p text:style-name="P26"/>
      <text:p text:style-name="P23"><text:span text:style-name="T3">Sat Aug 3, 2019 </text:span><text:span text:style-name="T2">5.8 miles</text:span></text:p>
      <text:p text:style-name="P15">I ran with our running group in Greendale Cemetery. <text:s/></text:p>
      <text:p text:style-name="P16">Warmup: <text:s/><text:span text:style-name="T3">1.3 miles</text:span></text:p>
      <text:p text:style-name="P16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up:</text:span> 2 miles at about 11:00/mile and rest a few minutes.</text:p>
      <text:p text:style-name="P16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2">rd</text:span> times: 15:11 (10:07/mile), 13:50 (9:13/mile), 13:04 (8:43/mi) </text:p>
      <text:p text:style-name="P9"/>
      <text:p text:style-name="P27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6">Warmup: <text:s text:c="2"/><text:span text:style-name="T3">0.3 mile jog to the cemetery</text:span></text:p>
      <text:p text:style-name="P16"><text:span text:style-name="T3">2 miles on the 510 meter loop averaging about 10:25/mile</text:span></text:p>
      <text:p text:style-name="P16"><text:span text:style-name="T3">a few minute rest and then a 510 meter jog followed by a few minute rest</text:span></text:p>
      <text:p text:style-name="P16">Run:<text:span text:style-name="T3"> <text:s/>1 x 200m, Time: 57s, <text:s/>jog 200m </text:span></text:p>
      <text:p text:style-name="P16"><text:span text:style-name="T3">2 x 510m, Times: 2:43, 2:38, jog 300m after each</text:span></text:p>
      <text:p text:style-name="P16"><text:span text:style-name="T3">2 x 1020m, Times: (2:40+2:34) = 5:14, (2:31+2:26) = 4:57, jog 510m after each</text:span></text:p>
      <text:p text:style-name="P16"><text:span text:style-name="T3">1 x 510m, Time: 2:15.8, jog 510m</text:span></text:p>
      <text:p text:style-name="P16"><text:span text:style-name="T3">Running got easier for me as I ran. That's why my times got faster as I ran. <text:s/>That's also why I need to take a long warmup before racing and running intervals.</text:span></text:p>
      <text:p text:style-name="P16"><text:span text:style-name="T3">Note: 1020m in 4:57 is 7:49/mile, <text:s/>510m in 2:15.8 is 7:07/mile <text:s/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9-04T20:47:08.63</dc:date>
    <dc:creator>James  Lombardi</dc:creator>
    <meta:editing-duration>P4DT11H55M29S</meta:editing-duration>
    <meta:editing-cycles>387</meta:editing-cycles>
    <meta:generator>OpenOffice/4.1.2$Win32 OpenOffice.org_project/412m3$Build-9782</meta:generator>
    <meta:document-statistic meta:table-count="0" meta:image-count="0" meta:object-count="0" meta:page-count="8" meta:paragraph-count="232" meta:word-count="2449" meta:character-count="12277"/>
  </office:meta>
</office:document-meta>
</file>